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5870f" officeooo:paragraph-rsid="0005870f" style:font-size-asian="24pt" style:font-size-complex="24pt"/>
    </style:style>
    <style:style style:name="P2" style:family="paragraph" style:parent-style-name="Heading_20_3">
      <style:paragraph-properties fo:text-align="start" style:justify-single-word="false"/>
      <style:text-properties fo:font-size="12pt" officeooo:rsid="0005870f" officeooo:paragraph-rsid="0005870f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5870f" officeooo:paragraph-rsid="0005870f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5870f" officeooo:paragraph-rsid="0005870f" style:font-size-asian="20pt" style:font-size-complex="20pt"/>
    </style:style>
    <style:style style:name="P5" style:family="paragraph" style:parent-style-name="Heading_20_3">
      <style:paragraph-properties fo:text-align="start" style:justify-single-word="false"/>
      <style:text-properties fo:font-size="20pt" officeooo:rsid="0005870f" officeooo:paragraph-rsid="0005870f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0pt" officeooo:rsid="0005870f" officeooo:paragraph-rsid="0005870f" style:font-size-asian="20pt" style:font-size-complex="20pt"/>
    </style:style>
    <style:style style:name="P7" style:family="paragraph" style:parent-style-name="Heading_20_3">
      <style:paragraph-properties fo:text-align="start" style:justify-single-word="false"/>
      <style:text-properties fo:font-variant="normal" fo:text-transform="none" fo:color="#404040" loext:opacity="100%" style:font-name="DeepSeek-CJK-patch" fo:font-size="13.5pt" fo:letter-spacing="normal" fo:font-style="normal" fo:font-weight="normal" officeooo:rsid="0005870f" officeooo:paragraph-rsid="0005870f" style:font-size-asian="20pt" style:font-size-complex="20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404040" loext:opacity="100%" style:font-name="DeepSeek-CJK-patch" fo:font-size="13.5pt" fo:letter-spacing="normal" fo:font-style="normal" fo:font-weight="normal" officeooo:rsid="0005870f" officeooo:paragraph-rsid="0005870f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05870f" officeooo:paragraph-rsid="0005870f" style:font-size-asian="20pt" style:font-size-complex="20pt"/>
    </style:style>
    <style:style style:name="T1" style:family="text">
      <style:text-properties fo:font-variant="normal" fo:text-transform="none" fo:color="#404040" loext:opacity="100%" style:font-name="DeepSeek-CJK-patch" fo:font-size="13.5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Menlo" fo:font-size="13.5pt" fo:letter-spacing="normal" fo:font-style="normal" fo:font-weight="bold" fo:background-color="#ececec" loext:char-shading-value="0" loext:padding="0in" loext:border="none"/>
    </style:style>
    <style:style style:name="T3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S</text:p>
      <text:h text:style-name="P2" text:outline-level="3"><text:span text:style-name="T1">1. </text:span><text:span text:style-name="Source_20_Text"><text:span text:style-name="T2">&lt;HomePage/&gt;</text:span></text:span></text:h>
      <text:p text:style-name="P3"><text:s text:c="3"/><text:span text:style-name="T3">&lt;Layout&gt;</text:span></text:p>
      <text:p text:style-name="P4"><text:s text:c="2"/>&lt;HeroSection/&gt;</text:p>
      <text:p text:style-name="P4"><text:s text:c="2"/>&lt;SearchBar/&gt;</text:p>
      <text:p text:style-name="P4"><text:s text:c="2"/>&lt;FeaturedTours/&gt;</text:p>
      <text:p text:style-name="P4"><text:s text:c="2"/>&lt;AboutUsPreview/&gt;</text:p>
      <text:p text:style-name="P4"><text:s text:c="2"/>&lt;Testimonials/&gt; (optional for MVP)</text:p>
      <text:p text:style-name="P4"><text:s text:c="2"/>&lt;NewsletterSignup/&gt; (optional)</text:p>
      <text:p text:style-name="P4">&lt;/Layout&gt;</text:p>
      <text:h text:style-name="P5" text:outline-level="3"><text:span text:style-name="T1">2. </text:span><text:span text:style-name="Source_20_Text"><text:span text:style-name="T2">&lt;ToursPage/&gt;</text:span></text:span></text:h>
      <text:p text:style-name="P4">&lt;Layout&gt;</text:p>
      <text:p text:style-name="P4"><text:s text:c="2"/>&lt;TourFilterSidebar/&gt;</text:p>
      <text:p text:style-name="P4"><text:s text:c="2"/>&lt;TourList&gt;</text:p>
      <text:p text:style-name="P4"><text:s text:c="4"/>&lt;TourCard/&gt; (repeated for each tour)</text:p>
      <text:p text:style-name="P4"><text:s text:c="2"/>&lt;/TourList&gt;</text:p>
      <text:p text:style-name="P4"><text:s text:c="2"/>&lt;Pagination/&gt;</text:p>
      <text:p text:style-name="P4">&lt;/Layout&gt;</text:p>
      <text:h text:style-name="P5" text:outline-level="3"><text:span text:style-name="T1">3. </text:span><text:span text:style-name="Source_20_Text"><text:span text:style-name="T2">&lt;TourDetailPage/&gt;</text:span></text:span></text:h>
      <text:p text:style-name="P4">&lt;Layout&gt;</text:p>
      <text:p text:style-name="P4"><text:s text:c="2"/>&lt;TourGallery/&gt;</text:p>
      <text:p text:style-name="P4"><text:s text:c="2"/>&lt;TourInfo/&gt;</text:p>
      <text:p text:style-name="P4"><text:s text:c="2"/>&lt;TourItinerary/&gt;</text:p>
      <text:p text:style-name="P4"><text:s text:c="2"/>&lt;TourPricing/&gt;</text:p>
      <text:p text:style-name="P4"><text:s text:c="2"/>&lt;BookingForm/&gt;</text:p>
      <text:p text:style-name="P4"><text:s text:c="2"/>&lt;RelatedTours/&gt;</text:p>
      <text:p text:style-name="P4">&lt;/Layout&gt;</text:p>
      <text:p text:style-name="P4"/>
      <text:p text:style-name="P4"/>
      <text:h text:style-name="P5" text:outline-level="3"><text:soft-page-break/><text:span text:style-name="T1">4. </text:span><text:span text:style-name="Source_20_Text"><text:span text:style-name="T2">&lt;BookingPage/&gt;</text:span></text:span></text:h>
      <text:p text:style-name="P4">&lt;Layout&gt;</text:p>
      <text:p text:style-name="P4"><text:s text:c="2"/>&lt;BookingSummary/&gt;</text:p>
      <text:p text:style-name="P4"><text:s text:c="2"/>&lt;CustomerDetailsForm/&gt;</text:p>
      <text:p text:style-name="P4"><text:s text:c="2"/>&lt;PaymentOptions/&gt;</text:p>
      <text:p text:style-name="P4"><text:s text:c="2"/>&lt;BookingConfirmation/&gt; (shown after submission)</text:p>
      <text:p text:style-name="P4">&lt;/Layout&gt;</text:p>
      <text:h text:style-name="P5" text:outline-level="3"><text:span text:style-name="T1">5. </text:span><text:span text:style-name="Source_20_Text"><text:span text:style-name="T2">&lt;AboutPage/&gt;</text:span></text:span></text:h>
      <text:p text:style-name="P4">&lt;Layout&gt;</text:p>
      <text:p text:style-name="P4"><text:s text:c="2"/>&lt;CompanyStory/&gt;</text:p>
      <text:p text:style-name="P4"><text:s text:c="2"/>&lt;TeamSection/&gt; (optional)</text:p>
      <text:p text:style-name="P4"><text:s text:c="2"/>&lt;ValuesSection/&gt;</text:p>
      <text:p text:style-name="P4">&lt;/Layout&gt;</text:p>
      <text:h text:style-name="P5" text:outline-level="3"><text:span text:style-name="T1">6. </text:span><text:span text:style-name="Source_20_Text"><text:span text:style-name="T2">&lt;ContactPage/&gt;</text:span></text:span></text:h>
      <text:p text:style-name="P4">&lt;Layout&gt;</text:p>
      <text:p text:style-name="P4"><text:s text:c="2"/>&lt;ContactForm/&gt;</text:p>
      <text:p text:style-name="P4"><text:s text:c="2"/>&lt;ContactInfo/&gt;</text:p>
      <text:p text:style-name="P4"><text:s text:c="2"/>&lt;MapEmbed/&gt;</text:p>
      <text:p text:style-name="P4">&lt;/Layout&gt;</text:p>
      <text:h text:style-name="P5" text:outline-level="3"><text:span text:style-name="T1">7.Shared Components (</text:span><text:span text:style-name="Source_20_Text"><text:span text:style-name="T2">&lt;Layout/&gt;</text:span></text:span><text:span text:style-name="T1"> contains):</text:span></text:h>
      <text:p text:style-name="P6"><text:span text:style-name="T1"/></text:p>
      <text:p text:style-name="P4">&lt;Header/&gt;</text:p>
      <text:p text:style-name="P4"><text:s text:c="2"/>&lt;Logo/&gt;</text:p>
      <text:p text:style-name="P4"><text:s text:c="2"/>&lt;MainNavigation/&gt;</text:p>
      <text:p text:style-name="P4"><text:s text:c="2"/>&lt;UserActions/&gt; (cart/bookings)</text:p>
      <text:p text:style-name="P4">&lt;MobileMenu/&gt; (hidden on desktop)</text:p>
      <text:p text:style-name="P4">&lt;Footer/&gt;</text:p>
      <text:p text:style-name="P4"><text:s text:c="2"/>&lt;QuickLinks/&gt;</text:p>
      <text:p text:style-name="P4"><text:s text:c="2"/>&lt;SocialMedia/&gt;</text:p>
      <text:p text:style-name="P4"><text:s text:c="2"/>&lt;Copyright/&gt;</text:p>
      <text:h text:style-name="P7" text:outline-level="3"><text:soft-page-break/>8.Backend Structure (API endpoints):</text:h>
      <text:p text:style-name="P8"/>
      <text:p text:style-name="P9">- /api/tours (GET, POST, PUT, DELETE)</text:p>
      <text:p text:style-name="P9">- /api/tours/:id (GET)</text:p>
      <text:p text:style-name="P9">- /api/bookings (GET, POST)</text:p>
      <text:p text:style-name="P9">- /api/bookings/:id (GET, PUT)</text:p>
      <text:p text:style-name="P9">- /api/contact (POST)</text:p>
      <text:h text:style-name="P7" text:outline-level="3">9.Suggested Component Hierarchy:</text:h>
      <text:p text:style-name="P8"/>
      <text:p text:style-name="P9">src/</text:p>
      <text:p text:style-name="P9">├── components/</text:p>
      <text:p text:style-name="P9">│ <text:s text:c="2"/>├── common/ (Header, Footer, Layout, etc.)</text:p>
      <text:p text:style-name="P9">│ <text:s text:c="2"/>├── tours/ (TourCard, TourList, etc.)</text:p>
      <text:p text:style-name="P9">│ <text:s text:c="2"/>└── ui/ (buttons, forms, modals)</text:p>
      <text:p text:style-name="P9">├── pages/</text:p>
      <text:p text:style-name="P9">│ <text:s text:c="2"/>├── HomePage.jsx</text:p>
      <text:p text:style-name="P9">│ <text:s text:c="2"/>├── ToursPage.jsx</text:p>
      <text:p text:style-name="P9">│ <text:s text:c="2"/>└── etc...</text:p>
      <text:p text:style-name="P9">├── assets/</text:p>
      <text:p text:style-name="P9">│ <text:s text:c="2"/>├── images/</text:p>
      <text:p text:style-name="P9">│ <text:s text:c="2"/>└── styles/</text:p>
      <text:p text:style-name="P9">└── services/ (API call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0:24:11.524146576</meta:creation-date>
    <dc:date>2025-05-21T10:34:17.096012057</dc:date>
    <meta:editing-duration>PT10M7S</meta:editing-duration>
    <meta:editing-cycles>1</meta:editing-cycles>
    <meta:document-statistic meta:table-count="0" meta:image-count="0" meta:object-count="0" meta:page-count="3" meta:paragraph-count="76" meta:word-count="153" meta:character-count="1434" meta:non-whitespace-character-count="1270"/>
    <meta:generator>LibreOffice/24.8.7.2$Linux_X86_64 LibreOffice_project/f4f281f562fb585d46b0af5755dfe1eb6adc047f</meta:generator>
  </office:meta>
</office:document-meta>
</file>